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urisa" svg:font-family="Purisa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8pt" style:font-name-asian="Times New Roman" style:font-size-asian="18pt" style:font-size-complex="18pt"/>
    </style:style>
    <style:style style:name="P2" style:family="paragraph" style:parent-style-name="Standard">
      <style:text-properties style:font-name="Helvetica" fo:font-size="12pt" style:font-name-asian="Times New Roman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99b94"/>
    </style:style>
    <style:style style:name="P5" style:family="paragraph" style:parent-style-name="Standard">
      <style:text-properties officeooo:paragraph-rsid="001930c3"/>
    </style:style>
    <style:style style:name="P6" style:family="paragraph" style:parent-style-name="Standard">
      <style:text-properties officeooo:paragraph-rsid="00199b94"/>
    </style:style>
    <style:style style:name="P7" style:family="paragraph" style:parent-style-name="Standard">
      <style:text-properties officeooo:paragraph-rsid="00199b94" fo:background-color="#ffff99"/>
    </style:style>
    <style:style style:name="P8" style:family="paragraph" style:parent-style-name="Standard">
      <style:paragraph-properties fo:margin-left="2.5in" fo:margin-right="0in" fo:text-indent="0in" style:auto-text-indent="false"/>
    </style:style>
    <style:style style:name="P9" style:family="paragraph" style:parent-style-name="Standard">
      <style:paragraph-properties fo:margin-left="3in" fo:margin-right="0in" fo:text-indent="0.5in" style:auto-text-indent="false"/>
    </style:style>
    <style:style style:name="P10" style:family="paragraph" style:parent-style-name="Standard">
      <style:paragraph-properties fo:margin-left="1in" fo:margin-right="0in" fo:text-indent="0.5in" style:auto-text-indent="false"/>
    </style:style>
    <style:style style:name="P11" style:family="paragraph" style:parent-style-name="Standard">
      <style:paragraph-properties fo:margin-left="0in" fo:margin-right="0in" fo:text-indent="0.5in" style:auto-text-indent="false"/>
    </style:style>
    <style:style style:name="P12" style:family="paragraph" style:parent-style-name="Standard">
      <style:paragraph-properties fo:margin-left="1.5in" fo:margin-right="0in" fo:text-indent="0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style:font-name="Helvetica" fo:font-size="12pt" style:font-name-asian="Times New Roman" style:font-size-asian="12pt" style:font-size-complex="12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Helvetica" fo:font-size="18pt" officeooo:rsid="001930c3" officeooo:paragraph-rsid="001930c3" style:font-name-asian="Times New Roman" style:font-size-asian="18pt" style:font-size-complex="18pt"/>
    </style:style>
    <style:style style:name="P16" style:family="paragraph" style:parent-style-name="Standard">
      <style:text-properties style:font-name="Helvetica" fo:font-size="18pt" style:font-name-asian="Times New Roman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style:font-name="Helvetica" fo:font-size="18pt" officeooo:rsid="001930c3" officeooo:paragraph-rsid="001930c3" style:font-name-asian="Times New Roman" style:font-size-asian="18pt" style:font-size-complex="18pt"/>
    </style:style>
    <style:style style:name="P18" style:family="paragraph" style:parent-style-name="Standard">
      <style:text-properties style:font-name="Helvetica" fo:font-size="12pt" style:font-name-asian="Times New Roman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Helvetica" fo:font-size="16pt" fo:font-style="italic" fo:font-weight="bold" style:font-name-asian="Times New Roman" style:font-size-asian="16pt" style:font-style-asian="italic" style:font-weight-asian="bold" style:font-size-complex="16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2.5in" fo:margin-right="0in" fo:text-indent="0in" style:auto-text-indent="false"/>
      <style:text-properties style:font-name="Helvetica" fo:font-size="12pt" style:font-name-asian="Times New Roman" style:font-size-asian="12pt" style:font-size-complex="12pt"/>
    </style:style>
    <style:style style:name="P22" style:family="paragraph" style:parent-style-name="Standard">
      <style:paragraph-properties fo:margin-left="5in" fo:margin-right="0in" fo:text-indent="0.5in" style:auto-text-indent="false"/>
      <style:text-properties style:font-name="Helvetica" fo:font-size="12pt" style:font-name-asian="Times New Roman" style:font-size-asian="12pt" style:font-size-complex="12pt"/>
    </style:style>
    <style:style style:name="P23" style:family="paragraph" style:parent-style-name="Standard">
      <style:paragraph-properties fo:margin-left="1in" fo:margin-right="0in" fo:text-indent="0.5in" style:auto-text-indent="false"/>
      <style:text-properties style:font-name="Helvetica" fo:font-size="12pt" style:font-name-asian="Times New Roman" style:font-size-asian="12pt" style:font-size-complex="12pt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style:font-name="Helvetica" fo:font-size="12pt" style:font-name-asian="Times New Roman" style:font-size-asian="12pt" style:font-size-complex="12pt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style:font-name="Helvetica" fo:font-size="12pt" officeooo:rsid="00199b94" officeooo:paragraph-rsid="00199b94" style:font-name-asian="Times New Roman" style:font-size-asian="12pt" style:font-size-complex="12pt"/>
    </style:style>
    <style:style style:name="P26" style:family="paragraph" style:parent-style-name="Standard">
      <style:paragraph-properties fo:margin-left="1.5in" fo:margin-right="0in" fo:text-align="center" style:justify-single-word="false" fo:text-indent="0in" style:auto-text-indent="false"/>
      <style:text-properties style:font-name="Helvetica" fo:font-size="12pt" style:font-name-asian="Times New Roman" style:font-size-asian="12pt" style:font-size-complex="12pt"/>
    </style:style>
    <style:style style:name="P27" style:family="paragraph" style:parent-style-name="Standard">
      <style:paragraph-properties fo:margin-left="1.5in" fo:margin-right="0in" fo:text-align="center" style:justify-single-word="false" fo:text-indent="0in" style:auto-text-indent="false"/>
      <style:text-properties style:font-name="Helvetica" fo:font-size="12pt" officeooo:paragraph-rsid="001b9136" style:font-name-asian="Times New Roman" style:font-size-asian="12pt" style:font-size-complex="12pt"/>
    </style:style>
    <style:style style:name="P28" style:family="paragraph" style:parent-style-name="Standard">
      <style:paragraph-properties fo:margin-left="1.5in" fo:margin-right="0in" fo:text-align="center" style:justify-single-word="false" fo:text-indent="0in" style:auto-text-indent="false"/>
    </style:style>
    <style:style style:name="P29" style:family="paragraph" style:parent-style-name="Standard">
      <style:paragraph-properties fo:margin-left="1in" fo:margin-right="0in" fo:text-indent="0in" style:auto-text-indent="false"/>
      <style:text-properties style:font-name="Helvetica" fo:font-size="12pt" style:font-name-asian="Times New Roman" style:font-size-asian="12pt" style:font-size-complex="12pt"/>
    </style:style>
    <style:style style:name="P30" style:family="paragraph" style:parent-style-name="Standard">
      <style:paragraph-properties fo:margin-left="1in" fo:margin-right="0in" fo:text-indent="0in" style:auto-text-indent="false"/>
      <style:text-properties officeooo:paragraph-rsid="001c6040"/>
    </style:style>
    <style:style style:name="P31" style:family="paragraph" style:parent-style-name="Standard">
      <style:paragraph-properties fo:margin-left="0in" fo:margin-right="0in" fo:text-indent="0in" style:auto-text-indent="false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Helvetica" fo:font-size="12pt" style:font-name-asian="Times New Roman" style:font-size-asian="12pt" style:font-size-complex="12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Helvetica" fo:font-size="12pt" officeooo:rsid="001b9136" officeooo:paragraph-rsid="001b9136" style:font-name-asian="Times New Roman" style:font-size-asian="12pt" style:font-size-complex="12pt"/>
    </style:style>
    <style:style style:name="T1" style:family="text">
      <style:text-properties style:font-name="Helvetica" fo:font-size="18pt" style:font-name-asian="Times New Roman" style:font-size-asian="18pt" style:font-size-complex="18pt"/>
    </style:style>
    <style:style style:name="T2" style:family="text">
      <style:text-properties style:font-name="Helvetica" fo:font-size="18pt" officeooo:rsid="00199b94" style:font-name-asian="Times New Roman" style:font-size-asian="18pt" style:font-size-complex="18pt"/>
    </style:style>
    <style:style style:name="T3" style:family="text">
      <style:text-properties style:font-name="Helvetica" fo:font-size="12pt" style:font-name-asian="Times New Roman" style:font-size-asian="12pt" style:font-size-complex="12pt"/>
    </style:style>
    <style:style style:name="T4" style:family="text">
      <style:text-properties style:font-name="Helvetica" fo:font-size="12pt" officeooo:rsid="001930c3" style:font-name-asian="Times New Roman" style:font-size-asian="12pt" style:font-size-complex="12pt"/>
    </style:style>
    <style:style style:name="T5" style:family="text">
      <style:text-properties style:font-name="Helvetica" fo:font-size="12pt" officeooo:rsid="001b9136" style:font-name-asian="Times New Roman" style:font-size-asian="12pt" style:font-size-complex="12pt"/>
    </style:style>
    <style:style style:name="T6" style:family="text">
      <style:text-properties style:font-name="Helvetica" fo:font-size="12pt" fo:font-style="italic" style:font-name-asian="Times New Roman" style:font-size-asian="12pt" style:font-style-asian="italic" style:font-size-complex="12pt"/>
    </style:style>
    <style:style style:name="T7" style:family="text">
      <style:text-properties style:font-name="Helvetica" fo:font-size="12pt" fo:font-style="italic" style:font-name-asian="Times New Roman" style:font-size-asian="12pt" style:font-style-asian="italic" style:font-size-complex="12pt" style:font-style-complex="italic"/>
    </style:style>
    <style:style style:name="T8" style:family="text">
      <style:text-properties style:font-name="Helvetica" fo:font-size="12pt" fo:font-style="italic" fo:font-weight="bold" style:font-name-asian="Times New Roman" style:font-size-asian="12pt" style:font-style-asian="italic" style:font-weight-asian="bold" style:font-size-complex="12pt"/>
    </style:style>
    <style:style style:name="T9" style:family="text">
      <style:text-properties style:font-name="Helvetica" fo:font-size="12pt" fo:font-style="italic" fo:font-weight="bold" style:font-name-asian="Times New Roman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style:font-name="Helvetica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font-name="Helvetica" fo:font-size="12pt" fo:font-weight="bold" style:font-name-asian="Times New Roman" style:font-size-asian="12pt" style:font-weight-asian="bold" style:font-size-complex="12pt"/>
    </style:style>
    <style:style style:name="T12" style:family="text">
      <style:text-properties style:font-name="Helvetica" fo:font-size="12pt" fo:font-weight="bold" style:font-name-asian="Times New Roman" style:font-size-asian="12pt" style:font-weight-asian="bold" style:font-size-complex="12pt" style:font-weight-complex="bold"/>
    </style:style>
    <style:style style:name="T13" style:family="text">
      <style:text-properties style:font-name="Helvetica" fo:font-size="12pt" style:text-underline-style="solid" style:text-underline-width="auto" style:text-underline-color="font-color" style:font-name-asian="Times New Roman" style:font-size-asian="12pt" style:font-size-complex="12pt"/>
    </style:style>
    <style:style style:name="T14" style:family="text">
      <style:text-properties style:font-name="Helvetica" fo:font-size="12pt" fo:font-style="normal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Helvetica" fo:font-size="16pt" style:font-name-asian="Times New Roman" style:font-size-asian="16pt" style:font-size-complex="16pt"/>
    </style:style>
    <style:style style:name="T16" style:family="text">
      <style:text-properties style:font-name="Helvetica" fo:font-size="16pt" fo:font-weight="bold" style:font-name-asian="Times New Roman" style:font-size-asian="16pt" style:font-weight-asian="bold" style:font-size-complex="16pt"/>
    </style:style>
    <style:style style:name="T17" style:family="text">
      <style:text-properties style:font-name="Helvetica" fo:font-size="16pt" style:text-underline-style="solid" style:text-underline-width="auto" style:text-underline-color="font-color" style:font-name-asian="Times New Roman" style:font-size-asian="16pt" style:font-size-complex="16pt"/>
    </style:style>
    <style:style style:name="T18" style:family="text">
      <style:text-properties style:font-name="Helvetica" fo:font-size="14pt" fo:font-style="italic" style:font-name-asian="Times New Roman" style:font-size-asian="14pt" style:font-style-asian="italic" style:font-size-complex="14pt"/>
    </style:style>
    <style:style style:name="T19" style:family="text">
      <style:text-properties style:font-name="Helvetica" fo:font-size="14pt" style:text-underline-style="solid" style:text-underline-width="auto" style:text-underline-color="font-color" fo:background-color="#ffff00" loext:char-shading-value="0" style:font-name-asian="Times New Roman" style:font-size-asian="14pt" style:font-size-complex="14pt"/>
    </style:style>
    <style:style style:name="T20" style:family="text">
      <style:text-properties style:font-name="Helvetica" fo:font-size="14pt" style:font-name-asian="Times New Roman" style:font-size-asian="14pt" style:font-size-complex="14pt"/>
    </style:style>
    <style:style style:name="T21" style:family="text">
      <style:text-properties style:font-name="Helvetica" fo:font-size="13pt" fo:font-weight="bold" style:font-name-asian="Times New Roman" style:font-size-asian="13pt" style:font-weight-asian="bold" style:font-size-complex="13pt" style:font-weight-complex="bold"/>
    </style:style>
    <style:style style:name="T22" style:family="text">
      <style:text-properties style:font-name="Helvetica" fo:font-size="13pt" fo:font-weight="bold" officeooo:rsid="001930c3" style:font-name-asian="Times New Roman" style:font-size-asian="13pt" style:font-weight-asian="bold" style:font-size-complex="13pt" style:font-weight-complex="bold"/>
    </style:style>
    <style:style style:name="T23" style:family="text">
      <style:text-properties style:font-name="Helvetica" fo:font-size="22pt" style:font-name-asian="Times New Roman" style:font-size-asian="22pt" style:font-size-complex="22pt"/>
    </style:style>
    <style:style style:name="T24" style:family="text">
      <style:text-properties style:font-name="Helvetica" fo:font-size="22pt" officeooo:rsid="001930c3" style:font-name-asian="Times New Roman" style:font-size-asian="22pt" style:font-size-complex="22pt"/>
    </style:style>
    <style:style style:name="T25" style:family="text">
      <style:text-properties style:font-name="Helvetica" fo:font-size="22pt" style:text-underline-style="solid" style:text-underline-width="auto" style:text-underline-color="font-color" fo:font-weight="bold" style:font-name-asian="Times New Roman" style:font-size-asian="22pt" style:font-weight-asian="bold" style:font-size-complex="22pt" style:font-weight-complex="bold"/>
    </style:style>
    <style:style style:name="T26" style:family="text">
      <style:text-properties style:font-name="Helvetica" fo:font-size="22pt" fo:font-style="italic" style:font-name-asian="Times New Roman" style:font-size-asian="22pt" style:font-style-asian="italic" style:font-size-complex="22pt" style:font-style-complex="italic"/>
    </style:style>
    <style:style style:name="T27" style:family="text">
      <style:text-properties style:font-name="Helvetica" fo:font-size="24pt" style:font-name-asian="Times New Roman" style:font-size-asian="24pt" style:font-size-complex="24pt"/>
    </style:style>
    <style:style style:name="T28" style:family="text">
      <style:text-properties style:font-name="Helvetica" fo:font-size="20pt" fo:font-style="italic" fo:font-weight="normal" officeooo:rsid="001930c3" style:font-name-asian="Times New Roman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style:font-name="Purisa" fo:font-size="18pt" style:font-name-asian="Times New Roman" style:font-size-asian="18pt" style:font-size-complex="18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officeooo:rsid="001b9136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officeooo:rsid="001c60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evon McBride ---- IT CSU</text:p>
      <text:p text:style-name="P17"/>
      <text:p text:style-name="P17">Thanks, Nick</text:p>
      <text:p text:style-name="P17"/>
      <text:p text:style-name="Standard"><text:span text:style-name="T1">-------------------------------------------intro---------------------------------------</text:span><text:span text:style-name="T3"><text:line-break/><text:line-break/></text:span></text:p>
      <text:p text:style-name="P2">I think everyone at CIC has </text:p>
      <text:p text:style-name="Standard"><text:span text:style-name="T6">come to the</text:span><text:span text:style-name="T3"> </text:span><text:span text:style-name="T15">consensus</text:span><text:span text:style-name="T3"> that </text:span></text:p>
      <text:p text:style-name="P2">the blockchain projects assigned to the intern teams this summer </text:p>
      <text:p text:style-name="Standard"><text:span text:style-name="T3">were </text:span><text:span text:style-name="T8">particularly challenging</text:span><text:span text:style-name="T3">. </text:span></text:p>
      <text:p text:style-name="P2"/>
      <text:p text:style-name="P2"/>
      <text:p text:style-name="P8"><text:span text:style-name="T3">For our team, it's been a </text:span><text:span text:style-name="T18">fascinating process of learning</text:span><text:span text:style-name="T3">, </text:span></text:p>
      <text:p text:style-name="P21">of discussing, <text:s/></text:p>
      <text:p text:style-name="P9"><text:span text:style-name="T4">r</text:span><text:span text:style-name="T3">efining and focusing, </text:span></text:p>
      <text:p text:style-name="P22">and of working.  </text:p>
      <text:p text:style-name="P22"/>
      <text:p text:style-name="Standard"><text:span text:style-name="T3">One of the </text:span><text:span text:style-name="T11">principal ways</text:span><text:span text:style-name="T3"> we </text:span><text:span text:style-name="T8">confronted</text:span><text:span text:style-name="T3"> </text:span><text:span text:style-name="T8">the challenge</text:span><text:span text:style-name="T3"> </text:span></text:p>
      <text:p text:style-name="Standard"><text:span text:style-name="T3">was to </text:span><text:span text:style-name="T11">tap into</text:span><text:span text:style-name="T3"> </text:span><text:span text:style-name="T16">CIC's</text:span><text:span text:style-name="T3"> living </text:span><text:span text:style-name="T11">corporate knowledge</text:span><text:span text:style-name="T3">. </text:span></text:p>
      <text:p text:style-name="Standard"><text:span text:style-name="T3">We </text:span><text:span text:style-name="T11">reached out</text:span><text:span text:style-name="T3"> to our very </text:span><text:span text:style-name="T11">experienced colleagues</text:span><text:span text:style-name="T3"> here at CIC </text:span></text:p>
      <text:p text:style-name="Standard"><text:span text:style-name="T3">who were </text:span><text:span text:style-name="T11">just great about guiding</text:span><text:span text:style-name="T3"> us, </text:span><text:span text:style-name="T11">sharing</text:span><text:span text:style-name="T3"> their knowledge...<text:line-break/><text:line-break/><text:line-break/></text:span></text:p>
      <text:p text:style-name="P1"/>
      <text:p text:style-name="P1"><text:soft-page-break/></text:p>
      <text:p text:style-name="P1">-----------------------------------------choices------------------------------------</text:p>
      <text:p text:style-name="Standard"><text:span text:style-name="T3"><text:line-break/>We </text:span><text:span text:style-name="T11">identified</text:span><text:span text:style-name="T3"> </text:span><text:span text:style-name="T11">2</text:span><text:span text:style-name="T3"> </text:span><text:span text:style-name="T6">use cases</text:span><text:span text:style-name="T3"> </text:span></text:p>
      <text:p text:style-name="Standard"><text:span text:style-name="T3">where blockchain could </text:span><text:span text:style-name="T11">meaningfully be applied</text:span><text:span text:style-name="T3">: </text:span></text:p>
      <text:p text:style-name="P2">reinsurance treaties, and catastrophe bonds. </text:p>
      <text:p text:style-name="P2"/>
      <text:p text:style-name="Standard"><text:span text:style-name="T11"><text:tab/><text:tab/><text:tab/>Initially</text:span><text:span text:style-name="T3">, (</text:span><text:span text:style-name="T6">seems like a long time ago now</text:span><text:span text:style-name="T3">) </text:span></text:p>
      <text:p text:style-name="P10"><text:span text:style-name="T17">Alan Wilson</text:span><text:span text:style-name="T3"> was </text:span><text:span text:style-name="T13">the first</text:span><text:span text:style-name="T3"> to introduce us </text:span></text:p>
      <text:p text:style-name="P10"><text:span text:style-name="T3">to the </text:span><text:span text:style-name="T6">wonderful world</text:span><text:span text:style-name="T3"> of treaty reinsurance. </text:span></text:p>
      <text:p text:style-name="P23"/>
      <text:p text:style-name="P10"><text:span text:style-name="T17">Jim Faust</text:span><text:span text:style-name="T3"> also met with us to </text:span><text:span text:style-name="T8">further elucidate</text:span><text:span text:style-name="T3"> </text:span></text:p>
      <text:p text:style-name="P10"><text:span text:style-name="T15">the complicated world of risk transfer</text:span><text:span text:style-name="T3">. </text:span></text:p>
      <text:p text:style-name="P11"><text:span text:style-name="T3"><text:line-break/><text:line-break/></text:span><text:span text:style-name="T21">Nick Han</text:span><text:span text:style-name="T22">b</text:span><text:span text:style-name="T21">y</text:span><text:span text:style-name="T3">, sort of our </text:span><text:span text:style-name="T11">de facto</text:span><text:span text:style-name="T3"> team leader, </text:span></text:p>
      <text:p text:style-name="Standard"><text:span text:style-name="T3"><text:tab/></text:span><text:span text:style-name="T13">kept pressing on</text:span><text:span text:style-name="T3">, </text:span></text:p>
      <text:p text:style-name="Standard"><text:span text:style-name="T3"><text:tab/><text:tab/></text:span><text:span text:style-name="T7">setting up meetings</text:span><text:span text:style-name="T3"> with deeply </text:span><text:span text:style-name="T12">knowledgeable</text:span><text:span text:style-name="T3"> CIC colleagues, </text:span></text:p>
      <text:p text:style-name="P5"><text:span text:style-name="T3">I think it’s </text:span><text:span text:style-name="T4">a great</text:span><text:span text:style-name="T3"> example of </text:span><text:span text:style-name="T12">how our team works</text:span><text:span text:style-name="T3">: </text:span></text:p>
      <text:p text:style-name="P5"><text:span text:style-name="T3"><text:tab/><text:tab/><text:tab/><text:tab/><text:tab/><text:tab/>we keep </text:span><text:span text:style-name="T14">pressing on</text:span><text:span text:style-name="T3">, </text:span><text:span text:style-name="T10">collaboratively</text:span><text:span text:style-name="T3"> </text:span></text:p>
      <text:p text:style-name="P12"><text:span text:style-name="T3"><text:line-break/></text:span><text:span text:style-name="T1">Brad Pernhagen</text:span></text:p>
      <text:p text:style-name="P12"><text:span text:style-name="T3">introduced us the </text:span><text:span text:style-name="T11">alternative</text:span><text:span text:style-name="T3"> </text:span><text:span text:style-name="T11">idea</text:span><text:span text:style-name="T3"> of </text:span><text:span text:style-name="T13">catastrophe bonds</text:span><text:span text:style-name="T3">. </text:span></text:p>
      <text:p text:style-name="P12"><text:span text:style-name="T3">Long story short, these </text:span><text:span text:style-name="T11">seemed a more appropriate</text:span><text:span text:style-name="T3"> </text:span></text:p>
      <text:p text:style-name="P12"><text:span text:style-name="T3">an </text:span><text:span text:style-name="T11">issue to address</text:span><text:span text:style-name="T3"> </text:span></text:p>
      <text:p text:style-name="P12"><text:span text:style-name="T3"><text:tab/>because they </text:span><text:span text:style-name="T11">seemed</text:span><text:span text:style-name="T3"> more straight-forward </text:span></text:p>
      <text:p text:style-name="P12"><text:soft-page-break/><text:span text:style-name="T3">(come to find out </text:span><text:span text:style-name="T9">in retrospect</text:span><text:span text:style-name="T3"> this isn't entirely true).  </text:span></text:p>
      <text:p text:style-name="P3"><text:span text:style-name="T3"><text:line-break/><text:line-break/></text:span><text:span text:style-name="T12">Further research</text:span><text:span text:style-name="T3"> revealed that </text:span><text:span text:style-name="T28">cat bonds</text:span><text:span text:style-name="T3"> </text:span></text:p>
      <text:p text:style-name="P4"><text:span text:style-name="T24">are</text:span><text:span text:style-name="T23"> the </text:span><text:span text:style-name="T25">most</text:span><text:span text:style-name="T23"> </text:span><text:span text:style-name="T26">cutting edge</text:span><text:span text:style-name="T23"> </text:span></text:p>
      <text:p text:style-name="P4"><text:span text:style-name="T20">use case of blockchain</text:span><text:span text:style-name="T3"> </text:span><text:span text:style-name="T27"><text:s/></text:span></text:p>
      <text:p text:style-name="P2"/>
      <text:p text:style-name="P25">Just a months ago, </text:p>
      <text:p text:style-name="P14"><text:tab/>A small company called Solidum</text:p>
      <text:p text:style-name="P14"><text:tab/> (apparently a Swiss company domiciled in Guernsey, UK)</text:p>
      <text:p text:style-name="P13"><text:span text:style-name="T3">completed the </text:span><text:span text:style-name="T11">first ever </text:span><text:span text:style-name="T8">settlement</text:span><text:span text:style-name="T3"> for cat bonds </text:span><text:span text:style-name="T11">on the blockchain.</text:span></text:p>
      <text:p text:style-name="P14"/>
      <text:p text:style-name="P6"><text:span text:style-name="T3">Indeed, it </text:span><text:span text:style-name="T11">seems to be</text:span><text:span text:style-name="T3"> the</text:span><text:span text:style-name="T1"> first </text:span><text:span text:style-name="T2">ever </text:span></text:p>
      <text:p text:style-name="P7"><text:span text:style-name="T19">real-world securities settlement</text:span><text:span text:style-name="T3"> </text:span></text:p>
      <text:p text:style-name="Standard"><text:span text:style-name="T27">using *any* blockchain </text:span><text:span text:style-name="T3"><text:s/>on the planet. </text:span></text:p>
      <text:p text:style-name="P31"><text:span text:style-name="T29"><text:tab/><text:tab/><text:tab/>So we knew it was doable. </text:span><text:span text:style-name="T3"><text:line-break/></text:span></text:p>
      <text:p text:style-name="P2"><text:line-break/>Just as an asside, </text:p>
      <text:p text:style-name="P2">I would point out that other players, <text:tab/><text:tab/>like <text:span text:style-name="T31">the</text:span> German company <text:span text:style-name="T30">Allianz</text:span> </text:p>
      <text:p text:style-name="P2"><text:span text:style-name="T32"><text:tab/><text:tab/>that </text:span>are implementing<text:span text:style-name="T33"> a blockchain </text:span>for cat bonds;</text:p>
      <text:p text:style-name="P2"/>
      <text:p text:style-name="P32"><text:span text:style-name="T32">Also, </text:span><text:s/>there is already a secondary market trading </text:p>
      <text:p text:style-name="P32">Solidum's blockchain cat bonds.<text:line-break/></text:p>
      <text:p text:style-name="Standard"><text:soft-page-break/><text:span text:style-name="T1">---------------------------------------conclusion--------------------</text:span></text:p>
      <text:p text:style-name="P2"/>
      <text:p text:style-name="P26">The success of these transactions illustrates </text:p>
      <text:p text:style-name="P28"><text:span text:style-name="T3">how </text:span><text:span text:style-name="T6">blockchain</text:span><text:span text:style-name="T3"> </text:span><text:span text:style-name="T27">effectively *replaces* </text:span></text:p>
      <text:p text:style-name="P27"><text:span text:style-name="T30">the role of the traditional </text:span></text:p>
      <text:p text:style-name="P27"><text:span text:style-name="T30">settlement system. </text:span></text:p>
      <text:p text:style-name="P27"><text:span text:style-name="T30"/></text:p>
      <text:p text:style-name="P33"><text:span text:style-name="T30">This isn’t hype, this is happening. </text:span></text:p>
      <text:p text:style-name="P2"><text:line-break/>We are thrilled and grateful </text:p>
      <text:p text:style-name="P2"><text:tab/>to be <text:span text:style-name="T34">tasked</text:span> by CIC </text:p>
      <text:p text:style-name="P2">to explore this opportunity.. </text:p>
      <text:p text:style-name="P2"/>
      <text:p text:style-name="P29"><text:bookmark-start text:name="_GoBack"/>What we <text:span text:style-name="T34">hope to accomplish</text:span> with our use case</text:p>
      <text:p text:style-name="P29"><text:s/>is to elucidate the <text:span text:style-name="T35">meaning</text:span> of blockchain, </text:p>
      <text:p text:style-name="P29"><text:tab/>and provide <text:span text:style-name="T36">a</text:span> safe sandbox </text:p>
      <text:p text:style-name="P30"><text:span text:style-name="T3">to expand CIC's internal, </text:span></text:p>
      <text:p text:style-name="P30"><text:span text:style-name="T3">corporate</text:span><text:bookmark-end text:name="_GoBack"/><text:span text:style-name="T3"> knowledge of the technology. </text:span></text:p>
      <text:p text:style-name="P2"/>
      <text:p text:style-name="P2">-------------------------------------------------------------------------------------------------------------------------------------</text:p>
      <text:p text:style-name="P2"/>
      <text:p text:style-name="P3"><text:span text:style-name="T3">And now to </text:span><text:span text:style-name="T11">speak</text:span><text:span text:style-name="T3"> in </text:span><text:span text:style-name="T11">more detail</text:span><text:span text:style-name="T3"> about our </text:span><text:span text:style-name="T11">use case</text:span><text:span text:style-name="T3">,</text:span></text:p>
      <text:p text:style-name="P3"><text:span text:style-name="T3"/></text:p>
      <text:p text:style-name="P19">Jacob Mil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urisa" svg:font-family="Purisa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bride, Devon</meta:initial-creator>
    <meta:editing-cycles>5</meta:editing-cycles>
    <meta:print-date>2018-07-19T18:14:00</meta:print-date>
    <meta:creation-date>2018-07-19T19:55:00</meta:creation-date>
    <dc:date>2018-07-19T23:41:35.827957450</dc:date>
    <meta:editing-duration>PT16M17S</meta:editing-duration>
    <meta:generator>LibreOffice/5.1.6.2$Linux_X86_64 LibreOffice_project/10m0$Build-2</meta:generator>
    <meta:document-statistic meta:table-count="0" meta:image-count="0" meta:object-count="0" meta:page-count="4" meta:paragraph-count="68" meta:word-count="403" meta:character-count="2850" meta:non-whitespace-character-count="24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